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5cm" fo:min-width="3.0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2.733cm"/>
      <style:paragraph-properties style:writing-mode="lr-tb"/>
    </style:style>
    <style:style style:name="gr7" style:family="graphic" style:parent-style-name="standard">
      <style:graphic-properties draw:fill="solid" draw:fill-color="#2a6099" draw:textarea-horizontal-align="justify" draw:textarea-vertical-align="middle" draw:auto-grow-height="false" fo:min-height="0.088cm" fo:min-width="0cm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Object_20_without_20_fill_5f_1">
      <style:graphic-properties draw:marker-end="Arrowheads_20_1" draw:marker-end-width="0.3cm" draw:fill="none" draw:textarea-vertical-align="middle"/>
    </style:style>
    <style:style style:name="gr11" style:family="graphic" style:parent-style-name="Object_20_without_20_fill_5f_1">
      <style:graphic-properties draw:marker-end="Arrowheads_20_2" draw:marker-end-width="0.3cm" draw:fill="none" draw:textarea-vertical-align="middle"/>
    </style:style>
    <style:style style:name="gr1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3cm" fo:min-width="1.717cm"/>
      <style:paragraph-properties style:writing-mode="lr-tb"/>
    </style:style>
    <style:style style:name="gr13" style:family="graphic" style:parent-style-name="Object_20_without_20_fill_5f_1">
      <style:graphic-properties draw:fill="none" draw:textarea-vertical-align="middle"/>
    </style:style>
    <style:style style:name="gr14" style:family="graphic" style:parent-style-name="Object_20_without_20_fill_5f_1">
      <style:graphic-properties draw:stroke="dash" draw:stroke-dash="Long_20_Dot" draw:fill="none" draw:textarea-vertical-align="middle" draw:shadow-offset-x="0.203cm" draw:shadow-offset-y="0.203cm"/>
    </style:style>
    <style:style style:name="gr15" style:family="graphic" style:parent-style-name="Object_20_without_20_fill_5f_1">
      <style:graphic-properties draw:stroke="dash" draw:stroke-dash="Long_20_Dot" draw:fill="none" draw:textarea-vertical-align="middle"/>
    </style:style>
    <style:style style:name="gr16" style:family="graphic" style:parent-style-name="Default_20_Drawing_20_Style_5f_1">
      <style:graphic-properties draw:textarea-horizontal-align="justify" draw:textarea-vertical-align="middle" draw:auto-grow-height="false" fo:min-height="0.199cm" fo:min-width="0cm"/>
    </style:style>
    <style:style style:name="gr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3cm" fo:min-width="1.80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053cm" fo:min-width="0.255cm"/>
    </style:style>
    <style:style style:name="gr19" style:family="graphic" style:parent-style-name="objectwithoutfill">
      <style:graphic-properties draw:marker-end="Arrowheads_20_3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5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5" style:family="paragraph">
      <style:paragraph-properties fo:text-align="center" style:writing-mode="lr-tb"/>
      <style:text-properties fo:font-size="15pt" style:font-size-asian="15pt" style:font-size-complex="15pt"/>
    </style:style>
    <style:style style:name="P6" style:family="paragraph">
      <loext:graphic-properties draw:fill="solid" draw:fill-color="#2a6099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9pt" style:font-size-asian="22pt" style:font-size-complex="22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22pt" style:font-size-complex="2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98cm" svg:y1="9.581cm" svg:x2="12.607cm" svg:y2="9.677cm">
          <text:p/>
        </draw:line>
        <draw:line draw:style-name="gr1" draw:text-style-name="P1" draw:layer="layout" svg:x1="3.11cm" svg:y1="9.588cm" svg:x2="3.098cm" svg:y2="2.496cm">
          <text:p/>
        </draw:line>
        <draw:frame draw:style-name="gr2" draw:text-style-name="P2" draw:layer="layout" svg:width="1.08cm" svg:height="0.9cm" svg:x="13.054cm" svg:y="9.22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2" draw:layer="layout" svg:width="1.081cm" svg:height="0.9cm" svg:x="2.662cm" svg:y="1.5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path draw:style-name="gr3" draw:text-style-name="P1" draw:layer="layout" svg:width="3.916cm" svg:height="4.116cm" draw:transform="rotate (-3.14159265358979) translate (8.09722823303457cm 7.95335017389713cm)" svg:viewBox="0 0 3917 4117" svg:d="M0 0c4194 0 3913 4117 3913 4117">
          <text:p/>
        </draw:path>
        <draw:line draw:style-name="gr3" draw:text-style-name="P1" draw:layer="layout" svg:x1="3.092cm" svg:y1="3.55cm" svg:x2="7.013cm" svg:y2="9.773cm">
          <text:p/>
        </draw:line>
        <draw:line draw:style-name="gr4" draw:text-style-name="P1" draw:layer="layout" svg:x1="3.092cm" svg:y1="6.996cm" svg:x2="5.053cm" svg:y2="6.996cm">
          <text:p/>
        </draw:line>
        <draw:frame draw:style-name="gr5" draw:text-style-name="P3" draw:layer="layout" svg:width="3.516cm" svg:height="1.235cm" svg:x="4.66cm" svg:y="4.315cm">
          <draw:text-box>
            <text:p><text:span text:style-name="T1">isokvant</text:span></text:p>
          </draw:text-box>
        </draw:frame>
        <draw:frame draw:style-name="gr6" draw:text-style-name="P4" draw:layer="layout" svg:width="3.233cm" svg:height="1.268cm" svg:x="6.915cm" svg:y="8.623cm">
          <draw:text-box>
            <text:p><text:span text:style-name="T2">isokost</text:span></text:p>
          </draw:text-box>
        </draw:frame>
        <draw:frame draw:style-name="gr2" draw:text-style-name="P2" draw:layer="layout" svg:width="1.344cm" svg:height="1.007cm" svg:x="4.429cm" svg:y="9.98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5" draw:layer="layout" svg:width="1.419cm" svg:height="2.031cm" svg:x="1.884cm" svg:y="2.33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7" draw:text-style-name="P6" draw:layer="layout" svg:width="0.49cm" svg:height="0.478cm" svg:x="4.956cm" svg:y="6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248cm" svg:y1="6.996cm" svg:x2="5.248cm" svg:y2="9.677cm">
          <text:p/>
        </draw:line>
        <draw:frame draw:style-name="gr2" draw:text-style-name="P5" draw:layer="layout" svg:width="1.418cm" svg:height="2.029cm" svg:x="6.395cm" svg:y="9.99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2" draw:layer="layout" svg:width="1.344cm" svg:height="1.007cm" svg:x="1.83cm" svg:y="6.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8" draw:text-style-name="P1" draw:layer="layout" svg:x1="5.762cm" svg:y1="4.81cm" svg:x2="4.492cm" svg:y2="5.127cm">
          <text:p/>
        </draw:line>
        <draw:line draw:style-name="gr9" draw:text-style-name="P1" draw:layer="layout" svg:x1="7.667cm" svg:y1="8.62cm" svg:x2="6.397cm" svg:y2="8.62cm">
          <text:p/>
        </draw:line>
      </draw:page>
      <draw:page draw:name="page2" draw:style-name="dp1" draw:master-page-name="Default">
        <draw:line draw:style-name="gr10" draw:text-style-name="P1" draw:layer="layout" svg:x1="4.119cm" svg:y1="12.947cm" svg:x2="15.924cm" svg:y2="12.997cm">
          <text:p/>
        </draw:line>
        <draw:line draw:style-name="gr11" draw:text-style-name="P1" draw:layer="layout" svg:x1="4.18cm" svg:y1="12.874cm" svg:x2="4.18cm" svg:y2="2.079cm">
          <text:p/>
        </draw:line>
        <draw:frame draw:style-name="gr12" draw:text-style-name="P7" draw:layer="layout" svg:width="2.217cm" svg:height="0.963cm" svg:x="10.082cm" svg:y="1.499cm">
          <draw:text-box>
            <text:p><text:span text:style-name="T3">S=GK</text:span></text:p>
          </draw:text-box>
        </draw:frame>
        <draw:line draw:style-name="gr13" draw:text-style-name="P1" draw:layer="layout" svg:x1="4.182cm" svg:y1="3.666cm" svg:x2="15.287cm" svg:y2="13.1cm">
          <text:p/>
        </draw:line>
        <draw:line draw:style-name="gr13" draw:text-style-name="P8" draw:layer="layout" svg:x1="4.175cm" svg:y1="12.782cm" svg:x2="10.525cm" svg:y2="2.305cm">
          <text:p/>
        </draw:line>
        <draw:line draw:style-name="gr14" draw:text-style-name="P1" draw:layer="layout" svg:x1="7.938cm" svg:y1="12.874cm" svg:x2="7.899cm" svg:y2="7.149cm">
          <text:p/>
        </draw:line>
        <draw:line draw:style-name="gr15" draw:text-style-name="P1" draw:layer="layout" svg:x1="4.181cm" svg:y1="6.665cm" svg:x2="7.985cm" svg:y2="6.75cm">
          <text:p/>
        </draw:line>
        <draw:custom-shape draw:style-name="gr16" draw:text-style-name="P2" draw:layer="layout" svg:width="0.637cm" svg:height="0.635cm" svg:x="7.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2.303cm" svg:height="0.963cm" svg:x="13.283cm" svg:y="10.899cm">
          <draw:text-box>
            <text:p><text:span text:style-name="T3">E=MBV</text:span></text:p>
          </draw:text-box>
        </draw:frame>
        <draw:frame draw:style-name="gr2" draw:text-style-name="P2" draw:layer="layout" svg:width="0.431cm" svg:height="0.47cm" svg:x="3.294cm" svg:y="6.2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643cm" svg:height="0.47cm" svg:x="3.394cm" svg:y="3.38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648cm" svg:height="0.47cm" svg:x="14.896cm" svg:y="13.28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296cm" svg:height="0.47cm" svg:x="4.096cm" svg:y="1.3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0.334cm" svg:height="0.47cm" svg:x="16.096cm" svg:y="12.78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0.642cm" svg:height="0.47cm" svg:x="7.693cm" svg:y="13.18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10" draw:text-style-name="P1" draw:layer="layout" svg:x1="4.119cm" svg:y1="25.848cm" svg:x2="15.924cm" svg:y2="25.898cm">
          <text:p/>
        </draw:line>
        <draw:line draw:style-name="gr11" draw:text-style-name="P1" draw:layer="layout" svg:x1="4.18cm" svg:y1="25.775cm" svg:x2="4.18cm" svg:y2="14.98cm">
          <text:p/>
        </draw:line>
        <draw:frame draw:style-name="gr12" draw:text-style-name="P7" draw:layer="layout" svg:width="2.217cm" svg:height="0.963cm" svg:x="10.082cm" svg:y="14.4cm">
          <draw:text-box>
            <text:p><text:span text:style-name="T3">S=GK</text:span></text:p>
          </draw:text-box>
        </draw:frame>
        <draw:line draw:style-name="gr13" draw:text-style-name="P1" draw:layer="layout" svg:x1="4.182cm" svg:y1="16.567cm" svg:x2="15.287cm" svg:y2="26.001cm">
          <text:p/>
        </draw:line>
        <draw:line draw:style-name="gr13" draw:text-style-name="P8" draw:layer="layout" svg:x1="4.175cm" svg:y1="25.683cm" svg:x2="10.525cm" svg:y2="15.206cm">
          <text:p/>
        </draw:line>
        <draw:line draw:style-name="gr14" draw:text-style-name="P1" draw:layer="layout" svg:x1="7.138cm" svg:y1="25.775cm" svg:x2="7.032cm" svg:y2="19.097cm">
          <text:p/>
        </draw:line>
        <draw:line draw:style-name="gr15" draw:text-style-name="P1" draw:layer="layout" svg:x1="4.177cm" svg:y1="19.077cm" svg:x2="7.354cm" svg:y2="19.086cm">
          <text:p/>
        </draw:line>
        <draw:custom-shape draw:style-name="gr16" draw:text-style-name="P2" draw:layer="layout" svg:width="0.637cm" svg:height="0.635cm" svg:x="6.7cm" svg:y="2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2.303cm" svg:height="0.963cm" svg:x="13.283cm" svg:y="23.8cm">
          <draw:text-box>
            <text:p><text:span text:style-name="T3">E=MBV</text:span></text:p>
          </draw:text-box>
        </draw:frame>
        <draw:frame draw:style-name="gr2" draw:text-style-name="P2" draw:layer="layout" svg:width="0.438cm" svg:height="0.47cm" svg:x="3.294cm" svg:y="18.7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643cm" svg:height="0.47cm" svg:x="3.394cm" svg:y="16.2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648cm" svg:height="0.47cm" svg:x="14.896cm" svg:y="26.1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296cm" svg:height="0.47cm" svg:x="4.096cm" svg:y="14.38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34cm" svg:height="0.47cm" svg:x="16.096cm" svg:y="25.6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642cm" svg:height="0.47cm" svg:x="7.693cm" svg:y="26.0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3" draw:text-style-name="P1" draw:layer="layout" svg:x1="4.183cm" svg:y1="16.567cm" svg:x2="10.525cm" svg:y2="25.765cm">
          <text:p/>
        </draw:line>
        <draw:custom-shape draw:style-name="gr16" draw:text-style-name="P2" draw:layer="layout" svg:width="0.637cm" svg:height="0.635cm" svg:x="6.7cm" svg:y="1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4.178cm" svg:y1="20.678cm" svg:x2="7.355cm" svg:y2="20.687cm">
          <text:p/>
        </draw:line>
        <draw:frame draw:style-name="gr2" draw:text-style-name="P2" draw:layer="layout" svg:width="0.642cm" svg:height="0.47cm" svg:x="6.693cm" svg:y="26.0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434cm" svg:height="0.47cm" svg:x="3.294cm" svg:y="20.5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8" draw:text-style-name="P2" draw:layer="layout" svg:width="1.509cm" svg:height="0.909cm" draw:transform="rotate (1.5700981950941) translate (7.093cm 20.61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1129.00662251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10.077cm" svg:y1="18.98cm" svg:x2="7.855cm" svg:y2="19.615cm">
          <text:p/>
        </draw:line>
        <draw:frame draw:style-name="gr20" draw:text-style-name="P9" draw:layer="layout" svg:width="3.258cm" svg:height="0.725cm" svg:x="10.125cm" svg:y="18.462cm">
          <draw:text-box>
            <text:p><text:span text:style-name="T4">Effektivitetstap</text:span></text:p>
          </draw:text-box>
        </draw:frame>
        <draw:frame draw:style-name="gr2" draw:text-style-name="P2" draw:layer="layout" svg:width="0.756cm" svg:height="0.53cm" svg:x="4.945cm" svg:y="21.58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841cm" svg:height="0.53cm" svg:x="4.945cm" svg:y="19.68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="solid" draw:stroke-dash="Dot" draw:fill="none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0:53:31.957445947</meta:creation-date>
    <dc:date>2022-11-08T12:46:30.258857982</dc:date>
    <meta:editing-duration>PT3H3M54S</meta:editing-duration>
    <meta:editing-cycles>27</meta:editing-cycles>
    <meta:generator>LibreOffice/7.4.1.2$Linux_X86_64 LibreOffice_project/40$Build-2</meta:generator>
    <meta:document-statistic meta:object-count="57"/>
  </office:meta>
</office:document-meta>
</file>

<file path=Object 1/content.xml><?xml version="1.0" encoding="utf-8"?>
<math xmlns="http://www.w3.org/1998/Math/MathML" display="block">
  <semantics>
    <mn>80</mn>
    <annotation encoding="StarMath 5.0">80</annotation>
  </semantics>
</math>
</file>

<file path=Object 10/content.xml><?xml version="1.0" encoding="utf-8"?>
<math xmlns="http://www.w3.org/1998/Math/MathML" display="block">
  <semantics>
    <mn>100</mn>
    <annotation encoding="StarMath 5.0">100</annotation>
  </semantics>
</math>
</file>

<file path=Object 11/content.xml><?xml version="1.0" encoding="utf-8"?>
<math xmlns="http://www.w3.org/1998/Math/MathML" display="block">
  <semantics>
    <mn>600</mn>
    <annotation encoding="StarMath 5.0">600</annotation>
  </semantics>
</math>
</file>

<file path=Object 12/content.xml><?xml version="1.0" encoding="utf-8"?>
<math xmlns="http://www.w3.org/1998/Math/MathML" display="block">
  <semantics>
    <msub>
      <mi mathvariant="italic">KO</mi>
      <mi>I</mi>
    </msub>
    <annotation encoding="StarMath 5.0">KO_I</annotation>
  </semantics>
</math>
</file>

<file path=Object 13/content.xml><?xml version="1.0" encoding="utf-8"?>
<math xmlns="http://www.w3.org/1998/Math/MathML" display="block">
  <semantics>
    <mi>P</mi>
    <annotation encoding="StarMath 5.0">P</annotation>
  </semantics>
</math>
</file>

<file path=Object 14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n>150</mn>
    <annotation encoding="StarMath 5.0">150</annotation>
  </semantics>
</math>
</file>

<file path=Object 16/content.xml><?xml version="1.0" encoding="utf-8"?>
<math xmlns="http://www.w3.org/1998/Math/MathML" display="block">
  <semantics>
    <msub>
      <mi mathvariant="italic">KO</mi>
      <mi mathvariant="italic">II</mi>
    </msub>
    <annotation encoding="StarMath 5.0">KO_II</annotation>
  </semantics>
</math>
</file>

<file path=Object 17/content.xml><?xml version="1.0" encoding="utf-8"?>
<math xmlns="http://www.w3.org/1998/Math/MathML" display="block">
  <semantics>
    <mi>N</mi>
    <annotation encoding="StarMath 5.0">N</annotation>
  </semantics>
</math>
</file>

<file path=Object 18/content.xml><?xml version="1.0" encoding="utf-8"?>
<math xmlns="http://www.w3.org/1998/Math/MathML" display="block">
  <semantics>
    <mi>K</mi>
    <annotation encoding="StarMath 5.0">K</annotation>
  </semantics>
</math>
</file>

<file path=Object 2/content.xml><?xml version="1.0" encoding="utf-8"?>
<math xmlns="http://www.w3.org/1998/Math/MathML" display="block">
  <semantics>
    <mn>100</mn>
    <annotation encoding="StarMath 5.0">100</annotation>
  </semantics>
</math>
</file>

<file path=Object 20/content.xml><?xml version="1.0" encoding="utf-8"?>
<math xmlns="http://www.w3.org/1998/Math/MathML" display="block">
  <semantics>
    <msup>
      <mi>N</mi>
      <mtext>*</mtext>
    </msup>
    <annotation encoding="StarMath 5.0">N^{"*"} </annotation>
  </semantics>
</math>
</file>

<file path=Object 21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22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23/content.xml><?xml version="1.0" encoding="utf-8"?>
<math xmlns="http://www.w3.org/1998/Math/MathML" display="block">
  <semantics>
    <msup>
      <mi>K</mi>
      <mtext>*</mtext>
    </msup>
    <annotation encoding="StarMath 5.0">K^{"*"} </annotation>
  </semantics>
</math>
</file>

<file path=Object 3/content.xml><?xml version="1.0" encoding="utf-8"?>
<math xmlns="http://www.w3.org/1998/Math/MathML" display="block">
  <semantics>
    <mn>600</mn>
    <annotation encoding="StarMath 5.0">600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n>150</mn>
    <annotation encoding="StarMath 5.0">150</annotation>
  </semantics>
</math>
</file>

<file path=Object 7/content.xml><?xml version="1.0" encoding="utf-8"?>
<math xmlns="http://www.w3.org/1998/Math/MathML" display="block">
  <semantics>
    <mn>120</mn>
    <annotation encoding="StarMath 5.0">120</annotation>
  </semantics>
</math>
</file>

<file path=Object 8/content.xml><?xml version="1.0" encoding="utf-8"?>
<math xmlns="http://www.w3.org/1998/Math/MathML" display="block">
  <semantics>
    <mn>60</mn>
    <annotation encoding="StarMath 5.0">60</annotation>
  </semantics>
</math>
</file>

<file path=Object 9/content.xml><?xml version="1.0" encoding="utf-8"?>
<math xmlns="http://www.w3.org/1998/Math/MathML" display="block">
  <semantics>
    <mn>75</mn>
    <annotation encoding="StarMath 5.0">75</annotation>
  </semantics>
</math>
</file>